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fo:font-size="24pt" fo:language="ru" fo:country="RU" style:font-size-asian="2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ШИФР_СОВЕТА___ просит Вас дать официальный отзыв на диссертацию ___ФИО_в_родительном_падеже___</text:span><text:span text:style-name="T6"> </text:span><text:span text:style-name="T8">«___Тема_диссертации___»</text:span><text:span text:style-name="T5">, представленную к защите на соискание ученой степени ___кандидат_или_доктор___а ___каких_наук___ наук по специальности(ям) _____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11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11">Защита диссертации состоится _______ .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11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p>
      <text:p text:style-name="P10"/>
      <text:p text:style-name="P10">С уважением,</text:p>
      <text:p text:style-name="P5">Председатель</text:p>
      <text:p text:style-name="P5">диссертационного совета <text:s text:c="2"/>___ШИФР_СОВЕТА___ <text:s text:c="44"/>ФИО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date>2025-10-19T01:22:53.567972146</dc:date>
    <meta:editing-cycles>17</meta:editing-cycles>
    <meta:editing-duration>PT58M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91" meta:character-count="1839" meta:non-whitespace-character-count="1511"/>
  </office:meta>
</office:document-meta>
</file>